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speaker</text:p>
          </table:table-cell>
          <table:table-cell office:value-type="string">
            <text:p>emotion</text:p>
          </table:table-cell>
        </table:table-row>
        <table:table-row table:style-name="ro1">
          <table:table-cell office:value-type="string">
            <text:p>DC/a01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2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3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4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5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6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7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8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09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10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11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12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13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14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a15</text:p>
          </table:table-cell>
          <table:table-cell office:value-type="string">
            <text:p>DC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DC/d01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2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3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4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5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6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7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8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09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10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11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12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13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14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d15</text:p>
          </table:table-cell>
          <table:table-cell office:value-type="string">
            <text:p>DC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DC/f01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2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3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4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5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6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7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8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09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10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11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12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13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14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f15</text:p>
          </table:table-cell>
          <table:table-cell office:value-type="string">
            <text:p>DC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DC/h01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2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3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4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5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6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7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8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09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10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11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12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13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14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h15</text:p>
          </table:table-cell>
          <table:table-cell office:value-type="string">
            <text:p>DC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DC/n01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2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3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4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5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6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7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8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09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0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1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2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3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4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5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6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7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8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19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0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1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2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3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4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5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6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7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8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29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n30</text:p>
          </table:table-cell>
          <table:table-cell office:value-type="string">
            <text:p>DC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DC/sa01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2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3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4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5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6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7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8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09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10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11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12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13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14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a15</text:p>
          </table:table-cell>
          <table:table-cell office:value-type="string">
            <text:p>DC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DC/su01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2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3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4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5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6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7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8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09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10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11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12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13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14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C/su15</text:p>
          </table:table-cell>
          <table:table-cell office:value-type="string">
            <text:p>DC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a01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2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3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4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5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6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7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8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09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10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11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12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13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14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a15</text:p>
          </table:table-cell>
          <table:table-cell office:value-type="string">
            <text:p>JE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E/d01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2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3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4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5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6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7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8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09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10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11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12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13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14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d15</text:p>
          </table:table-cell>
          <table:table-cell office:value-type="string">
            <text:p>JE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E/f01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2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3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4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5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6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7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8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09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10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11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12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13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14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f15</text:p>
          </table:table-cell>
          <table:table-cell office:value-type="string">
            <text:p>JE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E/h01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2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3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4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5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6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7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8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09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10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11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12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13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14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h15</text:p>
          </table:table-cell>
          <table:table-cell office:value-type="string">
            <text:p>JE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E/n01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2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3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4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5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6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7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8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09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0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1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2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3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4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5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6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7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8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19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0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1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2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3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4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5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6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7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8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29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n30</text:p>
          </table:table-cell>
          <table:table-cell office:value-type="string">
            <text:p>JE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E/sa01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2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3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4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5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6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7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8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09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10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11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12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13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14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a15</text:p>
          </table:table-cell>
          <table:table-cell office:value-type="string">
            <text:p>JE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E/su01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2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3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4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5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6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7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8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09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10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11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12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13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14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E/su15</text:p>
          </table:table-cell>
          <table:table-cell office:value-type="string">
            <text:p>JE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a01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2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3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4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5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6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7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8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09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10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11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12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13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14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a15</text:p>
          </table:table-cell>
          <table:table-cell office:value-type="string">
            <text:p>JK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JK/d01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2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3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4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5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6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7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8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09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10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11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12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13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14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d15</text:p>
          </table:table-cell>
          <table:table-cell office:value-type="string">
            <text:p>JK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JK/f01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2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3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4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5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6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7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8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09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10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11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12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13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14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f15</text:p>
          </table:table-cell>
          <table:table-cell office:value-type="string">
            <text:p>JK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JK/h01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2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3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4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5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6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7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8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09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10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11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12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13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14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h15</text:p>
          </table:table-cell>
          <table:table-cell office:value-type="string">
            <text:p>JK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JK/n01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2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3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4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5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6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7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8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09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0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1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2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3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4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5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6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7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8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19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0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1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2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3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4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5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6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7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8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29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n30</text:p>
          </table:table-cell>
          <table:table-cell office:value-type="string">
            <text:p>JK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JK/sa01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2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3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4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5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6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7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8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09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10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11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12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13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14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a15</text:p>
          </table:table-cell>
          <table:table-cell office:value-type="string">
            <text:p>JK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JK/su01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2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3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4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5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6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7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8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09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10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11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12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13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14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JK/su15</text:p>
          </table:table-cell>
          <table:table-cell office:value-type="string">
            <text:p>JK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a01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2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3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4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5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6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7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8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09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10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11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12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13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14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a15</text:p>
          </table:table-cell>
          <table:table-cell office:value-type="string">
            <text:p>KL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KL/d01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2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3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4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5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6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7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8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09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10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11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12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13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14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d15</text:p>
          </table:table-cell>
          <table:table-cell office:value-type="string">
            <text:p>KL</text:p>
          </table:table-cell>
          <table:table-cell office:value-type="string">
            <text:p>disgust</text:p>
          </table:table-cell>
        </table:table-row>
        <table:table-row table:style-name="ro1">
          <table:table-cell office:value-type="string">
            <text:p>KL/f01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2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3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4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5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6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7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8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09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10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11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12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13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14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f15</text:p>
          </table:table-cell>
          <table:table-cell office:value-type="string">
            <text:p>KL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KL/h01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2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3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4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5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6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7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8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09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10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11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12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13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14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h15</text:p>
          </table:table-cell>
          <table:table-cell office:value-type="string">
            <text:p>KL</text:p>
          </table:table-cell>
          <table:table-cell office:value-type="string">
            <text:p>happiness</text:p>
          </table:table-cell>
        </table:table-row>
        <table:table-row table:style-name="ro1">
          <table:table-cell office:value-type="string">
            <text:p>KL/n01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2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3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4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5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6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7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8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09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0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1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2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3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4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5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6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7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8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19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0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1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2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3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4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5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6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7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8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29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n30</text:p>
          </table:table-cell>
          <table:table-cell office:value-type="string">
            <text:p>KL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KL/sa01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2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3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4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5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6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7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8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09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10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11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12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13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14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a15</text:p>
          </table:table-cell>
          <table:table-cell office:value-type="string">
            <text:p>KL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KL/su01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2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3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4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5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6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7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8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09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10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11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12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13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14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L/su15</text:p>
          </table:table-cell>
          <table:table-cell office:value-type="string">
            <text:p>KL</text:p>
          </table:table-cell>
          <table:table-cell office:value-type="string">
            <text:p>surpris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0">20/05/2025</text:date>, <text:time>12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0T09:53:39.48</meta:creation-date>
    <dc:date>2025-05-20T12:44:53.54</dc:date>
    <meta:editing-duration>PT31M</meta:editing-duration>
    <meta:editing-cycles>5</meta:editing-cycles>
    <meta:generator>OpenOffice/4.1.15$Win32 OpenOffice.org_project/4115m2$Build-9813</meta:generator>
    <meta:document-statistic meta:table-count="3" meta:cell-count="1443" meta:object-count="0"/>
  </office:meta>
</office:document-meta>
</file>